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ViewResolv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getBundle( String base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loadView( String view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BundleViewResolver.getBund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setDefaultParentView( String defaultParen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setBundle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setBase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initFactory(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sourceBundleViewResolver.setLocalesToInitialize( Locale ... localesToInitial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ViewResolv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ViewResolver.setBasenames( String ... bas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